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 style:list-style-name="L2">
      <style:paragraph-properties fo:text-align="justify" style:justify-single-word="false"/>
    </style:style>
    <style:style style:name="P7" style:family="paragraph" style:parent-style-name="Text_20_body" style:list-style-name="L3">
      <style:paragraph-properties fo:text-align="justify" style:justify-single-word="false"/>
    </style:style>
    <style:style style:name="P8" style:family="paragraph" style:parent-style-name="Text_20_body" style:list-style-name="L4">
      <style:paragraph-properties fo:text-align="justify" style:justify-single-word="false"/>
    </style:style>
    <style:style style:name="P9" style:family="paragraph" style:parent-style-name="Text_20_body" style:list-style-name="L5">
      <style:paragraph-properties fo:text-align="justify" style:justify-single-word="false"/>
    </style:style>
    <style:style style:name="P10" style:family="paragraph" style:parent-style-name="Text_20_body" style:list-style-name="L6">
      <style:paragraph-properties fo:text-align="justify" style:justify-single-word="false"/>
    </style:style>
    <style:style style:name="P11" style:family="paragraph" style:parent-style-name="Text_20_body" style:list-style-name="L7">
      <style:paragraph-properties fo:text-align="justify" style:justify-single-word="false"/>
    </style:style>
    <style:style style:name="P12" style:family="paragraph" style:parent-style-name="Text_20_body" style:list-style-name="L8">
      <style:paragraph-properties fo:text-align="justify" style:justify-single-word="false"/>
    </style:style>
    <style:style style:name="P13" style:family="paragraph" style:parent-style-name="Text_20_body" style:list-style-name="L9">
      <style:paragraph-properties fo:text-align="justify" style:justify-single-word="false"/>
    </style:style>
    <style:style style:name="P14" style:family="paragraph" style:parent-style-name="Text_20_body" style:list-style-name="L10">
      <style:paragraph-properties fo:text-align="justify" style:justify-single-word="false"/>
    </style:style>
    <style:style style:name="P15" style:family="paragraph" style:parent-style-name="Text_20_body" style:list-style-name="L11">
      <style:paragraph-properties fo:text-align="justify" style:justify-single-word="false"/>
    </style:style>
    <style:style style:name="P16" style:family="paragraph" style:parent-style-name="Text_20_body" style:list-style-name="L12">
      <style:paragraph-properties fo:text-align="justify" style:justify-single-word="false"/>
    </style:style>
    <style:style style:name="P17" style:family="paragraph" style:parent-style-name="Text_20_body" style:list-style-name="L13">
      <style:paragraph-properties fo:text-align="justify" style:justify-single-word="false"/>
    </style:style>
    <style:style style:name="P18" style:family="paragraph" style:parent-style-name="Text_20_body" style:list-style-name="L14">
      <style:paragraph-properties fo:text-align="justify" style:justify-single-word="false"/>
    </style:style>
    <style:style style:name="P19" style:family="paragraph" style:parent-style-name="Text_20_body" style:list-style-name="L15">
      <style:paragraph-properties fo:text-align="justify" style:justify-single-word="false"/>
    </style:style>
    <style:style style:name="P20" style:family="paragraph" style:parent-style-name="Text_20_body" style:list-style-name="L16">
      <style:paragraph-properties fo:text-align="justify" style:justify-single-word="false"/>
    </style:style>
    <style:style style:name="P21" style:family="paragraph" style:parent-style-name="Text_20_body" style:list-style-name="L17">
      <style:paragraph-properties fo:text-align="justify" style:justify-single-word="false"/>
    </style:style>
    <style:style style:name="P22" style:family="paragraph" style:parent-style-name="Text_20_body" style:list-style-name="L18">
      <style:paragraph-properties fo:text-align="justify" style:justify-single-word="false"/>
    </style:style>
    <style:style style:name="P23" style:family="paragraph" style:parent-style-name="Text_20_body" style:list-style-name="L19">
      <style:paragraph-properties fo:text-align="justify" style:justify-single-word="false"/>
    </style:style>
    <style:style style:name="P24" style:family="paragraph" style:parent-style-name="Text_20_body" style:list-style-name="L20">
      <style:paragraph-properties fo:text-align="justify" style:justify-single-word="false"/>
    </style:style>
    <style:style style:name="P25" style:family="paragraph" style:parent-style-name="Text_20_body" style:list-style-name="L21">
      <style:paragraph-properties fo:text-align="justify" style:justify-single-word="false"/>
    </style:style>
    <style:style style:name="P26" style:family="paragraph" style:parent-style-name="Text_20_body" style:list-style-name="L22">
      <style:paragraph-properties fo:text-align="justify" style:justify-single-word="false"/>
    </style:style>
    <style:style style:name="P27" style:family="paragraph" style:parent-style-name="Text_20_body" style:list-style-name="L23">
      <style:paragraph-properties fo:text-align="justify" style:justify-single-word="false"/>
    </style:style>
    <style:style style:name="P28" style:family="paragraph" style:parent-style-name="Text_20_body" style:list-style-name="L24">
      <style:paragraph-properties fo:text-align="justify" style:justify-single-word="false"/>
    </style:style>
    <style:style style:name="P29" style:family="paragraph" style:parent-style-name="Heading_20_4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Heading_20_2">
      <style:paragraph-properties fo:text-align="justify" style:justify-single-word="false"/>
    </style:style>
    <style:style style:name="P32" style:family="paragraph" style:parent-style-name="Horizontal_20_Line">
      <style:paragraph-properties fo:text-align="justify" style:justify-single-word="false"/>
    </style:style>
    <style:style style:name="P33" style:family="paragraph" style:parent-style-name="Heading_20_3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ТЕХНИЧЕСКОЕ ЗАДАНИЕ НА ДИЗАЙН: СТРАНИЦА ПРОЕКТА GRINDSTONE</text:h>
      <text:h text:style-name="P31" text:outline-level="2">ОБЩАЯ ИНФОРМАЦИЯ</text:h>
      <text:list xml:id="list1192921576" text:style-name="L1">
        <text:list-item>
          <text:p text:style-name="P5"><text:span text:style-name="Strong_20_Emphasis">Назначение:</text:span> Центральный хаб для управления конкретным проектом</text:p>
        </text:list-item>
        <text:list-item>
          <text:p text:style-name="P5"><text:span text:style-name="Strong_20_Emphasis">URL:</text:span> <text:span text:style-name="Source_20_Text">/project/[id]</text:span> с параметром view (<text:span text:style-name="Source_20_Text">?view=board|files|pages|settings</text:span>)</text:p>
        </text:list-item>
        <text:list-item>
          <text:p text:style-name="P5"><text:span text:style-name="Strong_20_Emphasis">Адаптивность:</text:span> Полностью адаптивный интерфейс</text:p>
        </text:list-item>
        <text:list-item>
          <text:p text:style-name="P5"><text:span text:style-name="Strong_20_Emphasis">Состояния:</text:span> 4 основных представления + модальные окна</text:p>
        </text:list-item>
      </text:list>
      <text:p text:style-name="P32"/>
      <text:h text:style-name="P31" text:outline-level="2">СТРУКТУРА СТРАНИЦЫ</text:h>
      <text:h text:style-name="P33" text:outline-level="3">1. ВЕРХНЯЯ ПАНЕЛЬ УПРАВЛЕНИЯ</text:h>
      <text:list xml:id="list469211644" text:style-name="L2">
        <text:list-item>
          <text:p text:style-name="P6"><text:span text:style-name="Strong_20_Emphasis">Название проекта:</text:span> Отображается как H1 с возможностью быстрого редактирования</text:p>
        </text:list-item>
        <text:list-item>
          <text:p text:style-name="P6"><text:span text:style-name="Strong_20_Emphasis">Навигационные вкладки:</text:span></text:p>
          <text:list>
            <text:list-item>
              <text:p text:style-name="P6">"Доска" (иконка: 📋)</text:p>
            </text:list-item>
            <text:list-item>
              <text:p text:style-name="P6">"Файлы" (иконка: 📁)</text:p>
            </text:list-item>
            <text:list-item>
              <text:p text:style-name="P6">"Страницы" (иконка: 📄)</text:p>
            </text:list-item>
            <text:list-item>
              <text:p text:style-name="P6">"Настройки" (иконка: ⚙️)</text:p>
            </text:list-item>
          </text:list>
        </text:list-item>
        <text:list-item>
          <text:p text:style-name="P6"><text:span text:style-name="Strong_20_Emphasis">Действия проекта:</text:span></text:p>
          <text:list>
            <text:list-item>
              <text:p text:style-name="P6">Кнопка "Фильтры" (иконка: 🔍)</text:p>
            </text:list-item>
            <text:list-item>
              <text:p text:style-name="P6">Кнопка "Участники" (показывает аватары участников + количество)</text:p>
            </text:list-item>
            <text:list-item>
              <text:p text:style-name="P6">Кнопка "Меню" (дополнительные действия)</text:p>
            </text:list-item>
          </text:list>
        </text:list-item>
      </text:list>
      <text:h text:style-name="P33" text:outline-level="3">2. ПРЕДСТАВЛЕНИЕ "ДОСКА" (KANBAN)</text:h>
      <text:h text:style-name="P29" text:outline-level="4">Структура доски:</text:h>
      <text:p text:style-name="P4">text</text:p>
      <text:p text:style-name="P1">[Заголовок колонки] [Количество задач] [Кнопка добавления]</text:p>
      <text:p text:style-name="P1">┌─────────────────────────────────────┐</text:p>
      <text:p text:style-name="P1">│ <text:s/>█ Карточка задачи 1 <text:s text:c="15"/>│</text:p>
      <text:p text:style-name="P1">│ <text:s/>█ Карточка задачи 2 <text:s text:c="15"/>│</text:p>
      <text:p text:style-name="P1">│ <text:s/>█ Карточка задачи 3 <text:s text:c="15"/>│</text:p>
      <text:p text:style-name="P2">└─────────────────────────────────────┘</text:p>
      <text:h text:style-name="P29" text:outline-level="4"><text:soft-page-break/>Колонки по умолчанию:</text:h>
      <text:list xml:id="list671708760" text:style-name="L3">
        <text:list-item>
          <text:p text:style-name="P7">"К выполнению" (цвет: серый #9CA3AF)</text:p>
        </text:list-item>
        <text:list-item>
          <text:p text:style-name="P7">"В работе" (цвет: синий #3B82F6)</text:p>
        </text:list-item>
        <text:list-item>
          <text:p text:style-name="P7">"На проверке" (цвет: желтый #F59E0B)</text:p>
        </text:list-item>
        <text:list-item>
          <text:p text:style-name="P7">"Готово" (цвет: зеленый #10B981)</text:p>
        </text:list-item>
      </text:list>
      <text:h text:style-name="P29" text:outline-level="4">Карточка задачи:</text:h>
      <text:list xml:id="list3571499979" text:style-name="L4">
        <text:list-item>
          <text:p text:style-name="P8"><text:span text:style-name="Strong_20_Emphasis">Верхняя часть:</text:span> Название задачи (обрезается после 2 строк)</text:p>
        </text:list-item>
        <text:list-item>
          <text:p text:style-name="P8"><text:span text:style-name="Strong_20_Emphasis">Мета-информация:</text:span></text:p>
          <text:list>
            <text:list-item>
              <text:p text:style-name="P8">Приоритет (цветной индикатор: красный/желтый/зеленый)</text:p>
            </text:list-item>
            <text:list-item>
              <text:p text:style-name="P8">Исполнитель (аватар + имя)</text:p>
            </text:list-item>
            <text:list-item>
              <text:p text:style-name="P8">Срок (если установлен, подсвечивается красным при просрочке)</text:p>
            </text:list-item>
            <text:list-item>
              <text:p text:style-name="P8">Количество комментариев и вложений</text:p>
            </text:list-item>
          </text:list>
        </text:list-item>
        <text:list-item>
          <text:p text:style-name="P8"><text:span text:style-name="Strong_20_Emphasis">Drag-and-drop:</text:span> Возможность перетаскивания между колонками</text:p>
        </text:list-item>
      </text:list>
      <text:h text:style-name="P29" text:outline-level="4">Интерактивность:</text:h>
      <text:list xml:id="list4290774380" text:style-name="L5">
        <text:list-item>
          <text:p text:style-name="P9">Клик по карточке: открытие модального окна редактирования задачи</text:p>
        </text:list-item>
        <text:list-item>
          <text:p text:style-name="P9">Ховер над карточкой: эффект поднятия и тень</text:p>
        </text:list-item>
        <text:list-item>
          <text:p text:style-name="P9">Кнопка "+" в колонке: быстрое добавление задачи в эту колонку</text:p>
        </text:list-item>
      </text:list>
      <text:h text:style-name="P33" text:outline-level="3">3. ПРЕДСТАВЛЕНИЕ "ФАЙЛЫ"</text:h>
      <text:h text:style-name="P29" text:outline-level="4">Структура:</text:h>
      <text:p text:style-name="P1">[Панель инструментов]</text:p>
      <text:p text:style-name="P1">- Кнопка "Загрузить" (Primary)</text:p>
      <text:p text:style-name="P1">- Кнопка "Создать папку"</text:p>
      <text:p text:style-name="P1">- Вид отображения (сетка/список)</text:p>
      <text:p text:style-name="P1">- Сортировка (по имени, дате, размеру)</text:p>
      <text:p text:style-name="P1"/>
      <text:p text:style-name="P1">[Область контента]</text:p>
      <text:p text:style-name="P1">- Хлебные крошки навигации по папкам</text:p>
      <text:p text:style-name="P2">- Сетка файлов (превью + информация) или список</text:p>
      <text:h text:style-name="P29" text:outline-level="4">Элемент файла:</text:h>
      <text:list xml:id="list3160369196" text:style-name="L6">
        <text:list-item>
          <text:p text:style-name="P10"><text:span text:style-name="Strong_20_Emphasis">Превью:</text:span> Для изображений - миниатюра, для других - иконка типа файла</text:p>
        </text:list-item>
        <text:list-item>
          <text:p text:style-name="P10"><text:span text:style-name="Strong_20_Emphasis">Информация:</text:span> Имя файла, размер, дата загрузки, автор</text:p>
        </text:list-item>
        <text:list-item>
          <text:p text:style-name="P10"><text:span text:style-name="Strong_20_Emphasis">Действия:</text:span> Контекстное меню (скачать, переименовать, удалить)</text:p>
        </text:list-item>
      </text:list>
      <text:h text:style-name="P29" text:outline-level="4">Drag-and-drop:</text:h>
      <text:list xml:id="list840714714" text:style-name="L7">
        <text:list-item>
          <text:p text:style-name="P11">Возможность перетаскивания файлов прямо на страницу для загрузки</text:p>
        </text:list-item>
        <text:list-item>
          <text:p text:style-name="P11">Индикатор зоны загрузки при перетаскивании</text:p>
        </text:list-item>
      </text:list>
      <text:h text:style-name="P33" text:outline-level="3"><text:soft-page-break/>4. ПРЕДСТАВЛЕНИЕ "СТРАНИЦЫ"</text:h>
      <text:h text:style-name="P29" text:outline-level="4">Структура:</text:h>
      <text:p text:style-name="P1">[Боковая панель] <text:s text:c="8"/>[Область редактора]</text:p>
      <text:p text:style-name="P1">- Дерево страниц <text:s text:c="8"/>- Панель инструментов редактора</text:p>
      <text:p text:style-name="P1">- Кнопка "+" <text:s text:c="12"/>- Рабочая область</text:p>
      <text:p text:style-name="P2">- Поиск по страницам</text:p>
      <text:h text:style-name="P29" text:outline-level="4">Дерево страниц:</text:h>
      <text:list xml:id="list1712643025" text:style-name="L8">
        <text:list-item>
          <text:p text:style-name="P12">Иерархическая структура с возможностью вложенности</text:p>
        </text:list-item>
        <text:list-item>
          <text:p text:style-name="P12">Возможность перетаскивания для изменения структуры</text:p>
        </text:list-item>
        <text:list-item>
          <text:p text:style-name="P12">Контекстное меню для каждой страницы (редактировать, переименовать, удалить)</text:p>
        </text:list-item>
      </text:list>
      <text:h text:style-name="P29" text:outline-level="4">Редактор страниц:</text:h>
      <text:list xml:id="list1586640751" text:style-name="L9">
        <text:list-item>
          <text:p text:style-name="P13">Блочный редактор (аналогичный Notion)</text:p>
        </text:list-item>
        <text:list-item>
          <text:p text:style-name="P13">Панель форматирования с основными элементами (заголовки, списки, код, цитаты)</text:p>
        </text:list-item>
        <text:list-item>
          <text:p text:style-name="P13">Режим предпросмотра и режим редактирования</text:p>
        </text:list-item>
      </text:list>
      <text:h text:style-name="P33" text:outline-level="3">5. ПРЕДСТАВЛЕНИЕ "НАСТРОЙКИ"</text:h>
      <text:h text:style-name="P29" text:outline-level="4">Структура:</text:h>
      <text:p text:style-name="P1">[Вкладки]</text:p>
      <text:p text:style-name="P1">- "Общее" (информация о проекте)</text:p>
      <text:p text:style-name="P1">- "Участники" (управление доступом)</text:p>
      <text:p text:style-name="P1">- "Интеграции" (подключения к другим сервисам)</text:p>
      <text:p text:style-name="P1">- "Опасная зона" (удаление проекта)</text:p>
      <text:p text:style-name="P1"/>
      <text:p text:style-name="P2">[Содержимое активной вкладки]</text:p>
      <text:h text:style-name="P29" text:outline-level="4">Вкладка "Общее":</text:h>
      <text:list xml:id="list3307089609" text:style-name="L10">
        <text:list-item>
          <text:p text:style-name="P14">Поля: название, описание, цвет проекта, обложка</text:p>
        </text:list-item>
        <text:list-item>
          <text:p text:style-name="P14">Кнопка "Сохранить изменения"</text:p>
        </text:list-item>
      </text:list>
      <text:h text:style-name="P29" text:outline-level="4">Вкладка "Участники":</text:h>
      <text:list xml:id="list1698513263" text:style-name="L11">
        <text:list-item>
          <text:p text:style-name="P15">Список текущих участников с ролями</text:p>
        </text:list-item>
        <text:list-item>
          <text:p text:style-name="P15">Форма приглашения по email</text:p>
        </text:list-item>
        <text:list-item>
          <text:p text:style-name="P15">Управление правами доступа</text:p>
        </text:list-item>
      </text:list>
      <text:h text:style-name="P29" text:outline-level="4">Вкладка "Опасная зона":</text:h>
      <text:list xml:id="list3546624301" text:style-name="L12">
        <text:list-item>
          <text:p text:style-name="P16">Кнопка "Экспортировать данные проекта"</text:p>
        </text:list-item>
        <text:list-item>
          <text:p text:style-name="P16">Кнопка "Удалить проект" (требует подтверждения)</text:p>
        </text:list-item>
      </text:list>
      <text:p text:style-name="P32"/>
      <text:h text:style-name="P31" text:outline-level="2"><text:soft-page-break/>МОДАЛЬНЫЕ ОКНА</text:h>
      <text:h text:style-name="P33" text:outline-level="3">Редактирование задачи:</text:h>
      <text:list xml:id="list409534186" text:style-name="L13">
        <text:list-item>
          <text:p text:style-name="P17">Полная форма редактирования всех атрибутов задачи</text:p>
        </text:list-item>
        <text:list-item>
          <text:p text:style-name="P17">Вкладки: "Основное", "Описание", "Вложения", "Комментарии"</text:p>
        </text:list-item>
        <text:list-item>
          <text:p text:style-name="P17">Кнопки: "Сохранить", "Отменить", "Удалить"</text:p>
        </text:list-item>
      </text:list>
      <text:h text:style-name="P33" text:outline-level="3">Добавление задачи:</text:h>
      <text:list xml:id="list4235638657" text:style-name="L14">
        <text:list-item>
          <text:p text:style-name="P18">Упрощенная форма с основными полями</text:p>
        </text:list-item>
        <text:list-item>
          <text:p text:style-name="P18">Возможность быстрого добавления без перехода от доски</text:p>
        </text:list-item>
      </text:list>
      <text:h text:style-name="P33" text:outline-level="3">Загрузка файлов:</text:h>
      <text:list xml:id="list3034265279" text:style-name="L15">
        <text:list-item>
          <text:p text:style-name="P19">Drag-and-drop область</text:p>
        </text:list-item>
        <text:list-item>
          <text:p text:style-name="P19">Классический выбор файлов</text:p>
        </text:list-item>
        <text:list-item>
          <text:p text:style-name="P19">Индикатор прогресса загрузки</text:p>
        </text:list-item>
      </text:list>
      <text:p text:style-name="P32"/>
      <text:h text:style-name="P31" text:outline-level="2">АДАПТИВНЫЙ ДИЗАЙН</text:h>
      <text:h text:style-name="P33" text:outline-level="3">DESKTOP (&gt;1024px)</text:h>
      <text:list xml:id="list2386008261" text:style-name="L16">
        <text:list-item>
          <text:p text:style-name="P20">Полноценный интерфейс со всеми элементами</text:p>
        </text:list-item>
        <text:list-item>
          <text:p text:style-name="P20">Боковая панель дерева страниц всегда видима</text:p>
        </text:list-item>
        <text:list-item>
          <text:p text:style-name="P20">Kanban доска: 4 колонки видимы одновременно</text:p>
        </text:list-item>
      </text:list>
      <text:h text:style-name="P33" text:outline-level="3">TABLET (768px - 1024px)</text:h>
      <text:list xml:id="list259121721" text:style-name="L17">
        <text:list-item>
          <text:p text:style-name="P21">Kanban доска: горизонтальный скролл для колонок</text:p>
        </text:list-item>
        <text:list-item>
          <text:p text:style-name="P21">Дерево страниц: скрыто в выдвижную панель</text:p>
        </text:list-item>
        <text:list-item>
          <text:p text:style-name="P21">Упрощенные карточки задач (меньше мета-информации)</text:p>
        </text:list-item>
      </text:list>
      <text:h text:style-name="P33" text:outline-level="3">MOBILE (320px - 768px)</text:h>
      <text:list xml:id="list980566374" text:style-name="L18">
        <text:list-item>
          <text:p text:style-name="P22">Навигация: выдвижное меню для переключения представлений</text:p>
        </text:list-item>
        <text:list-item>
          <text:p text:style-name="P22">Kanban: одна колонка за раз с переключением между ними</text:p>
        </text:list-item>
        <text:list-item>
          <text:p text:style-name="P22">Карточки задач: упрощенный вид (только название и приоритет)</text:p>
        </text:list-item>
        <text:list-item>
          <text:p text:style-name="P22">Действия: контекстные меню вместо ховер-эффектов</text:p>
        </text:list-item>
      </text:list>
      <text:p text:style-name="P32"/>
      <text:h text:style-name="P31" text:outline-level="2"><text:soft-page-break/>ИНТЕРАКТИВНОСТЬ</text:h>
      <text:h text:style-name="P33" text:outline-level="3">СОСТОЯНИЯ ЭЛЕМЕНТОВ</text:h>
      <text:list xml:id="list2010505379" text:style-name="L19">
        <text:list-item>
          <text:p text:style-name="P23"><text:span text:style-name="Strong_20_Emphasis">Активная вкладка:</text:span> Подсвечена акцентным цветом снизу</text:p>
        </text:list-item>
        <text:list-item>
          <text:p text:style-name="P23"><text:span text:style-name="Strong_20_Emphasis">Перетаскиваемый элемент:</text:span> Полупрозрачный вид с подсветкой</text:p>
        </text:list-item>
        <text:list-item>
          <text:p text:style-name="P23"><text:span text:style-name="Strong_20_Emphasis">Зона размещения:</text:span> Подсвечивается при наведении перетаскиваемого элемента</text:p>
        </text:list-item>
      </text:list>
      <text:h text:style-name="P33" text:outline-level="3">АНИМАЦИИ</text:h>
      <text:list xml:id="list3355390073" text:style-name="L20">
        <text:list-item>
          <text:p text:style-name="P24">Плавное появление/исчезновение модальных окон</text:p>
        </text:list-item>
        <text:list-item>
          <text:p text:style-name="P24">Анимация перетаскивания задач между колонками</text:p>
        </text:list-item>
        <text:list-item>
          <text:p text:style-name="P24">Плавное раскрытие/скрытие дерева страниц</text:p>
        </text:list-item>
      </text:list>
      <text:p text:style-name="P32"/>
      <text:h text:style-name="P31" text:outline-level="2">ТЕМНАЯ ТЕМА</text:h>
      <text:h text:style-name="P33" text:outline-level="3">ОСОБЕННОСТИ</text:h>
      <text:list xml:id="list317514738" text:style-name="L21">
        <text:list-item>
          <text:p text:style-name="P25">Колонки Kanban имеют темный фон с легкой подсветкой</text:p>
        </text:list-item>
        <text:list-item>
          <text:p text:style-name="P25">Границы между элементами более выражены</text:p>
        </text:list-item>
        <text:list-item>
          <text:p text:style-name="P25">Цвета статусов и приоритетов адаптированы для темной темы</text:p>
        </text:list-item>
      </text:list>
      <text:p text:style-name="P32"/>
      <text:h text:style-name="P31" text:outline-level="2">ДОПОЛНИТЕЛЬНЫЕ ЭЛЕМЕНТЫ</text:h>
      <text:h text:style-name="P33" text:outline-level="3">ПУСТЫЕ СОСТОЯНИЯ</text:h>
      <text:list xml:id="list286935892" text:style-name="L22">
        <text:list-item>
          <text:p text:style-name="P26">Пустая доска: иллюстрация + текст "Создайте первую задачу" + кнопка</text:p>
        </text:list-item>
        <text:list-item>
          <text:p text:style-name="P26">Нет файлов: иллюстрация + текст "Загрузите первый файл" + кнопка</text:p>
        </text:list-item>
        <text:list-item>
          <text:p text:style-name="P26">Нет страниц: иллюстрация + текст "Создайте первую страницу" + кнопка</text:p>
        </text:list-item>
      </text:list>
      <text:h text:style-name="P33" text:outline-level="3">ИНДИКАТОРЫ ЗАГРУЗКИ</text:h>
      <text:list xml:id="list294633418" text:style-name="L23">
        <text:list-item>
          <text:p text:style-name="P27">Skeleton-экраны при загрузке данных</text:p>
        </text:list-item>
        <text:list-item>
          <text:p text:style-name="P27">Индикаторы выполнения для операций с файлами</text:p>
        </text:list-item>
        <text:list-item>
          <text:p text:style-name="P27">Анимация загрузки при применении фильтров</text:p>
        </text:list-item>
      </text:list>
      <text:h text:style-name="P33" text:outline-level="3">КЛАВИАТУРНЫЕ СОКРАЩЕНИЯ</text:h>
      <text:list xml:id="list2085233982" text:style-name="L24">
        <text:list-item>
          <text:p text:style-name="P28">Быстрое добавление задачи (нажатие "a" на доске)</text:p>
        </text:list-item>
        <text:list-item>
          <text:p text:style-name="P28">Быстрое переключение между представлениями (Ctrl+1, Ctrl+2 и т.д.)</text:p>
        </text:list-item>
        <text:list-item>
          <text:p text:style-name="P28">Поиск (Ctrl+F)</text:p>
        </text:list-item>
      </text:list>
      <text:p text:style-name="P4"><text:soft-page-break/>Этот чертеж полностью определяет структуру и функциональность страницы проекта. Следующим шагом будет создание макетов в Figma на основе этого технического задания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6T09:45:33.138138890</meta:creation-date>
    <dc:date>2025-09-06T09:46:33.722565776</dc:date>
    <meta:editing-duration>PT1M1S</meta:editing-duration>
    <meta:editing-cycles>1</meta:editing-cycles>
    <meta:document-statistic meta:table-count="0" meta:image-count="0" meta:object-count="0" meta:page-count="6" meta:paragraph-count="147" meta:word-count="755" meta:character-count="5567" meta:non-whitespace-character-count="4965"/>
    <meta:generator>LibreOffice/6.0.7.3$Linux_x86 LibreOffice_project/00m0$Build-3</meta:generator>
  </office:meta>
</office:document-meta>
</file>